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ro5" style:family="table-row">
      <style:table-row-properties style:row-height="0.4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Default"/>
        <table:table-row table:style-name="ro3">
          <table:table-cell/>
          <table:table-cell office:value-type="string">
            <text:p>X position</text:p>
          </table:table-cell>
          <table:table-cell office:value-type="string">
            <text:p>Y position</text:p>
          </table:table-cell>
          <table:table-cell office:value-type="string">
            <text:p>Hole Size</text:p>
          </table:table-cell>
          <table:table-cell table:style-name="Default" office:value-type="string">
            <text:p>ALL MEASUREMENTS IN mm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5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office:value-type="string">
            <text:p>Diameter: 6.50 mm</text:p>
          </table:table-cell>
          <table:table-cell/>
          <table:table-cell table:style-name="ce1" office:value-type="string">
            <text:p>total dimensions</text:p>
          </table:table-cell>
          <table:table-cell table:style-name="ce1" office:value-type="string">
            <text:p>Height: 128.40 mm / Width: 45.38 mm</text:p>
          </table:table-cell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string">
            <text:p>Diameter: 6.50 mm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Diameter: 6.5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110">
            <text:p>110</text:p>
          </table:table-cell>
          <table:table-cell office:value-type="string">
            <text:p>Diameter: 9.00 mm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92.5">
            <text:p>92.5</text:p>
          </table:table-cell>
          <table:table-cell office:value-type="string">
            <text:p>Diameter: 9.00 mm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75">
            <text:p>75</text:p>
          </table:table-cell>
          <table:table-cell office:value-type="string">
            <text:p>Diameter: 9.0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57.5">
            <text:p>57.5</text:p>
          </table:table-cell>
          <table:table-cell office:value-type="string">
            <text:p>Diameter: 9.0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40">
            <text:p>40</text:p>
          </table:table-cell>
          <table:table-cell office:value-type="string">
            <text:p>Diameter: 9.00 mm</text:p>
          </table:table-cell>
          <table:table-cell table:number-columns-repeated="3"/>
        </table:table-row>
        <table:table-row table:style-name="ro4">
          <table:table-cell office:value-type="string">
            <text:p>Drill hole</text:p>
          </table:table-cell>
          <table:table-cell office:value-type="float" office:value="34.5">
            <text:p>34.5</text:p>
          </table:table-cell>
          <table:table-cell office:value-type="float" office:value="22.5">
            <text:p>22.5</text:p>
          </table:table-cell>
          <table:table-cell office:value-type="string">
            <text:p>Diameter: 9.00 mm</text:p>
          </table:table-cell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string">
            <text:p>D-hole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Double: 5.50 mm x 3.50 mm</text:p>
          </table:table-cell>
          <table:table-cell table:number-columns-repeated="3"/>
        </table:table-row>
        <table:table-row table:style-name="ro4">
          <table:table-cell office:value-type="string">
            <text:p>D-hole</text:p>
          </table:table-cell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office:value-type="string">
            <text:p>Double: 5.50 mm x 3.50 mm</text:p>
          </table:table-cell>
          <table:table-cell table:number-columns-repeated="3"/>
        </table:table-row>
        <table:table-row table:style-name="ro4">
          <table:table-cell office:value-type="string">
            <text:p>D-hole</text:p>
          </table:table-cell>
          <table:table-cell office:value-type="float" office:value="7.5">
            <text:p>7.5</text:p>
          </table:table-cell>
          <table:table-cell office:value-type="float" office:value="125.4">
            <text:p>125.4</text:p>
          </table:table-cell>
          <table:table-cell office:value-type="string">
            <text:p>Double: 5.50 mm x 3.50 mm</text:p>
          </table:table-cell>
          <table:table-cell table:number-columns-repeated="3"/>
        </table:table-row>
        <table:table-row table:style-name="ro4">
          <table:table-cell office:value-type="string">
            <text:p>D-hole</text:p>
          </table:table-cell>
          <table:table-cell office:value-type="float" office:value="37">
            <text:p>37</text:p>
          </table:table-cell>
          <table:table-cell office:value-type="float" office:value="125.4">
            <text:p>125.4</text:p>
          </table:table-cell>
          <table:table-cell office:value-type="string">
            <text:p>Double: 5.50 mm x 3.50 mm</text:p>
          </table:table-cell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2/04/2017</text:date>, <text:time>09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hagan</meta:initial-creator>
    <meta:creation-date>2017-01-30T15:24:04</meta:creation-date>
    <dc:date>2017-02-04T09:29:56</dc:date>
    <dc:creator>zack hagan</dc:creator>
    <meta:editing-duration>PT16M15S</meta:editing-duration>
    <meta:editing-cycles>2</meta:editing-cycles>
    <meta:generator>OpenOffice/4.1.1$Unix OpenOffice.org_project/411m6$Build-9775</meta:generator>
    <meta:document-statistic meta:table-count="3" meta:cell-count="78" meta:object-count="0"/>
    <meta:user-defined meta:name=""/>
  </office:meta>
</office:document-meta>
</file>